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cm" svg:stroke-color="#ff8000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282cm" fo:min-width="3.8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08cm" fo:min-width="2.07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3faf46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10d0c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9cm" loext:decorative="false"/>
      <style:paragraph-properties style:writing-mode="lr-tb"/>
    </style:style>
    <style:style style:name="gr12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4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3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24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 loext:decorative="false"/>
    </style:style>
    <style:style style:name="gr25" style:family="graphic" style:parent-style-name="objectwithoutfill">
      <style:graphic-properties svg:stroke-width="0.1cm" svg:stroke-color="#666666" draw:marker-start-width="0.35cm" draw:marker-end="Arrow" draw:marker-end-width="0.45cm" draw:fill="solid" draw:textarea-vertical-align="middle" fo:padding-top="0.175cm" fo:padding-bottom="0.175cm" fo:padding-left="0.3cm" fo:padding-right="0.3cm" loext:decorative="false"/>
    </style:style>
    <style:style style:name="gr26" style:family="graphic" style:parent-style-name="standard">
      <style:graphic-properties svg:stroke-width="0.2cm" svg:stroke-color="#ff8000" draw:marker-start-width="0.5cm" draw:marker-end="Arrow" draw:marker-end-width="0.5cm" draw:textarea-vertical-align="middle" fo:padding-top="0.225cm" fo:padding-bottom="0.225cm" fo:padding-left="0.35cm" fo:padding-right="0.35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68cm" fo:min-width="0.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9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30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10.709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2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36" style:family="graphic" style:parent-style-name="standard">
      <style:graphic-properties svg:stroke-width="0.106cm" draw:marker-start-width="0.358cm" draw:marker-end="Arrowheads_20_4" draw:marker-end-width="0.358cm" draw:textarea-vertical-align="middle" fo:padding-top="0.177cm" fo:padding-bottom="0.177cm" fo:padding-left="0.302cm" fo:padding-right="0.302cm" loext:decorative="false"/>
    </style:style>
    <style:style style:name="gr3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6.323cm" fo:min-width="5.478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6.818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6.974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6.323cm" fo:min-width="5.19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4.894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2cm" svg:stroke-color="#ff8000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1.74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3faf46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solid"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1.725cm" svg:height="3.675cm" svg:x="32.153cm" svg:y="35.813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1"><text:span text:style-name="T1">Clocks and Resets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8.685cm" svg:y1="41.736cm" svg:x2="14.734cm" svg:y2="41.752cm" draw:start-shape="id1" draw:start-glue-point="3" draw:end-shape="id2" draw:end-glue-point="7" svg:d="M18685 41736h-1975v16h-1976" svg:viewBox="0 0 3952 17">
          <text:p/>
        </draw:connector>
        <draw:connector draw:style-name="gr2" draw:text-style-name="P3" draw:layer="layout" svg:x1="4.151cm" svg:y1="30.581cm" svg:x2="4.148cm" svg:y2="39.184cm" draw:start-shape="id3" draw:start-glue-point="2" draw:end-shape="id4" draw:end-glue-point="0" svg:d="M4151 30581v4301h-3v4302" svg:viewBox="0 0 4 8604">
          <text:p/>
        </draw:connector>
        <draw:g draw:style-name="gr3" xml:id="id4" draw:id="id4">
          <draw:custom-shape draw:style-name="gr4" draw:text-style-name="P4" draw:layer="layout" svg:width="4.39cm" svg:height="4.532cm" svg:x="1.653cm" svg:y="39.1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39.4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39.784cm">
            <draw:glue-point draw:id="4" svg:x="4.997cm" svg:y="-2.483cm"/>
            <draw:glue-point draw:id="5" svg:x="4.997cm" svg:y="2.542cm"/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5" xml:id="id2" draw:id="id2" draw:layer="layout" svg:width="5.139cm" svg:height="3.714cm" svg:x="9.595cm" svg:y="39.895cm">
          <text:p text:style-name="P5"><text:span text:style-name="T2">==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643cm" svg:y1="41.75cm" svg:x2="9.595cm" svg:y2="41.752cm" draw:start-shape="id4" draw:start-glue-point="1" draw:end-shape="id2" draw:end-glue-point="5" svg:d="M6643 41750h1476v2h1476" svg:viewBox="0 0 2953 3">
          <text:p/>
        </draw:connector>
        <draw:custom-shape draw:style-name="gr6" draw:text-style-name="P6" xml:id="id12" draw:id="id12" draw:layer="layout" svg:width="4.026cm" svg:height="2.761cm" svg:x="10.139cm" svg:y="46.209cm">
          <text:p text:style-name="P5"><text:span text:style-name="T2">YES:</text:span></text:p>
          <text:p text:style-name="P5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3" draw:id="id13" draw:layer="layout" svg:width="4.026cm" svg:height="2.761cm" svg:x="10.194cm" svg:y="34.582cm">
          <text:p text:style-name="P5"><text:span text:style-name="T2">NO:</text:span></text:p>
          <text:p text:style-name="P5"><text:span text:style-name="T2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55.082cm" svg:y1="22.013cm" svg:x2="43.041cm" svg:y2="19.008cm" draw:start-shape="id5" draw:start-glue-point="3" draw:end-shape="id6" draw:end-glue-point="12" svg:d="M55082 22013v-3005h-12041" svg:viewBox="0 0 12042 3006">
          <text:p/>
        </draw:connector>
        <draw:connector draw:style-name="gr9" draw:text-style-name="P3" draw:layer="layout" svg:x1="43.041cm" svg:y1="26.017cm" svg:x2="55.611cm" svg:y2="21.978cm" draw:start-shape="id6" draw:start-glue-point="6" draw:end-shape="id7" draw:end-glue-point="3" svg:d="M43041 26017h12570v-4039" svg:viewBox="0 0 12571 4040">
          <text:p/>
        </draw:connector>
        <draw:connector draw:style-name="gr9" draw:text-style-name="P3" xml:id="id5" draw:id="id5" draw:layer="layout" draw:line-skew="5.735cm" svg:x1="43.041cm" svg:y1="25.017cm" svg:x2="55.082cm" svg:y2="22.013cm" draw:start-shape="id6" draw:start-glue-point="5" svg:d="M43041 25017h12006v-3004h35" svg:viewBox="0 0 12042 3005">
          <text:p/>
        </draw:connector>
        <draw:frame draw:style-name="gr10" draw:text-style-name="P9" xml:id="id8" draw:id="id8" draw:layer="layout" svg:width="4.045cm" svg:height="1.289cm" svg:x="48.735cm" svg:y="20.387cm">
          <draw:text-box>
            <text:p text:style-name="P8"><text:span text:style-name="T3">TX DATA</text:span></text:p>
          </draw:text-box>
        </draw:frame>
        <draw:frame draw:style-name="gr11" draw:text-style-name="P9" xml:id="id10" draw:id="id10" draw:layer="layout" svg:width="4.139cm" svg:height="1.289cm" svg:x="48.799cm" svg:y="22.375cm">
          <draw:text-box>
            <text:p text:style-name="P8"><text:span text:style-name="T3">RX DATA</text:span></text:p>
          </draw:text-box>
        </draw:frame>
        <draw:connector draw:style-name="gr12" draw:text-style-name="P3" xml:id="id7" draw:id="id7" draw:layer="layout" draw:line-skew="6.034cm" svg:x1="43.041cm" svg:y1="18.022cm" svg:x2="55.611cm" svg:y2="21.978cm" draw:start-shape="id6" draw:start-glue-point="13" svg:d="M43041 18022h12570v3956" svg:viewBox="0 0 12571 3957">
          <text:p/>
        </draw:connector>
        <draw:connector draw:style-name="gr13" draw:text-style-name="P3" draw:layer="layout" svg:x1="43.041cm" svg:y1="19.979cm" svg:x2="48.735cm" svg:y2="21.031cm" draw:start-shape="id6" draw:start-glue-point="11" draw:end-shape="id8" draw:end-glue-point="3" svg:d="M43041 19979h2848v1052h2846" svg:viewBox="0 0 5695 1053">
          <text:p/>
        </draw:connector>
        <draw:connector draw:style-name="gr14" draw:text-style-name="P3" draw:layer="layout" svg:x1="56.196cm" svg:y1="29.318cm" svg:x2="43.041cm" svg:y2="17.007cm" draw:start-shape="id9" draw:start-glue-point="4" draw:end-shape="id6" draw:end-glue-point="14" svg:d="M56196 29318v-12311h-13155" svg:viewBox="0 0 13156 12312">
          <text:p/>
        </draw:connector>
        <draw:connector draw:style-name="gr14" draw:text-style-name="P3" draw:layer="layout" svg:x1="56.196cm" svg:y1="29.318cm" svg:x2="43.041cm" svg:y2="27.016cm" draw:start-shape="id9" draw:start-glue-point="4" draw:end-shape="id6" draw:end-glue-point="7" svg:d="M56196 29318v-2302h-13155" svg:viewBox="0 0 13156 2303">
          <text:p/>
        </draw:connector>
        <draw:frame draw:style-name="gr15" draw:text-style-name="P10" draw:layer="layout" svg:width="3.326cm" svg:height="0.962cm" svg:x="43.083cm" svg:y="11.357cm">
          <draw:text-box>
            <text:p>MDIO</text:p>
          </draw:text-box>
        </draw:frame>
        <draw:frame draw:style-name="gr16" draw:text-style-name="P10" draw:layer="layout" svg:width="4.2cm" svg:height="0.962cm" svg:x="42.957cm" svg:y="18.234cm">
          <draw:text-box>
            <text:p>TX_EN</text:p>
          </draw:text-box>
        </draw:frame>
        <draw:frame draw:style-name="gr17" draw:text-style-name="P10" draw:layer="layout" svg:width="2.97cm" svg:height="0.962cm" svg:x="43.064cm" svg:y="16.165cm">
          <draw:text-box>
            <text:p>TX_CLK</text:p>
          </draw:text-box>
        </draw:frame>
        <draw:frame draw:style-name="gr18" draw:text-style-name="P10" draw:layer="layout" svg:width="3.004cm" svg:height="0.962cm" svg:x="43.105cm" svg:y="26.175cm">
          <draw:text-box>
            <text:p text:style-name="P11">RX_CLK</text:p>
          </draw:text-box>
        </draw:frame>
        <draw:frame draw:style-name="gr19" draw:text-style-name="P10" draw:layer="layout" svg:width="4.202cm" svg:height="0.962cm" svg:x="43.027cm" svg:y="24.174cm">
          <draw:text-box>
            <text:p>RX_DV</text:p>
          </draw:text-box>
        </draw:frame>
        <draw:frame draw:style-name="gr20" draw:text-style-name="P10" draw:layer="layout" svg:width="3.36cm" svg:height="0.962cm" svg:x="42.989cm" svg:y="17.212cm">
          <draw:text-box>
            <text:p text:style-name="P11">TX_ER</text:p>
          </draw:text-box>
        </draw:frame>
        <draw:frame draw:style-name="gr20" draw:text-style-name="P10" draw:layer="layout" svg:width="3.36cm" svg:height="0.962cm" svg:x="43.106cm" svg:y="25.135cm">
          <draw:text-box>
            <text:p>RX_ER</text:p>
          </draw:text-box>
        </draw:frame>
        <draw:custom-shape draw:style-name="gr21" draw:text-style-name="P12" xml:id="id6" draw:id="id6" draw:layer="layout" svg:width="10.099cm" svg:height="21.96cm" svg:x="32.943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0.845cm"/>
          <draw:glue-point draw:id="20" svg:x="-2.906cm" svg:y="-5cm"/>
          <draw:glue-point draw:id="21" svg:x="-5.001cm" svg:y="-4.149cm"/>
          <text:p text:style-name="P12"><text:span text:style-name="T4">Iob-eth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43.026cm" svg:y1="24.003cm" svg:x2="48.799cm" svg:y2="23.019cm" draw:start-shape="id6" draw:start-glue-point="4" draw:end-shape="id10" draw:end-glue-point="3" svg:d="M43026 24003h2895v-984h2878" svg:viewBox="0 0 5774 985">
          <text:p/>
        </draw:connector>
        <draw:connector draw:style-name="gr23" draw:text-style-name="P3" draw:layer="layout" svg:x1="38.015cm" svg:y1="35.813cm" svg:x2="37.992cm" svg:y2="32.985cm" draw:start-shape="id11" draw:start-glue-point="0" draw:end-shape="id6" draw:end-glue-point="2" svg:d="M38015 35813v-1414h-23v-1414" svg:viewBox="0 0 24 2829">
          <text:p/>
        </draw:connector>
        <draw:frame draw:style-name="gr19" draw:text-style-name="P10" draw:layer="layout" svg:width="4.202cm" svg:height="0.962cm" svg:x="43.027cm" svg:y="22.974cm">
          <draw:text-box>
            <text:p>RXD</text:p>
          </draw:text-box>
        </draw:frame>
        <draw:frame draw:style-name="gr19" draw:text-style-name="P10" draw:layer="layout" svg:width="4.202cm" svg:height="0.962cm" svg:x="43.027cm" svg:y="19.074cm">
          <draw:text-box>
            <text:p>TXD</text:p>
          </draw:text-box>
        </draw:frame>
        <draw:g draw:style-name="gr3" xml:id="id1" draw:id="id1">
          <draw:custom-shape draw:style-name="gr4" draw:text-style-name="P4" draw:layer="layout" svg:width="4.39cm" svg:height="4.532cm" svg:x="18.685cm" svg:y="39.1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8.985cm" svg:y="39.4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9.285cm" svg:y="39.77cm">
            <draw:glue-point draw:id="4" svg:x="4.997cm" svg:y="-2.483cm"/>
            <draw:glue-point draw:id="5" svg:x="4.997cm" svg:y="2.542cm"/>
            <text:p text:style-name="P1"><text:span text:style-name="T1">Expected</text:span></text:p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3" draw:layer="layout" svg:x1="12.165cm" svg:y1="43.609cm" svg:x2="12.152cm" svg:y2="46.209cm" draw:start-shape="id2" draw:start-glue-point="6" draw:end-shape="id12" draw:end-glue-point="4" svg:d="M12165 43609v1300h-13v1300" svg:viewBox="0 0 14 2601">
          <text:p/>
        </draw:connector>
        <draw:connector draw:style-name="gr24" draw:text-style-name="P13" draw:layer="layout" svg:x1="12.165cm" svg:y1="39.895cm" svg:x2="12.207cm" svg:y2="37.343cm" draw:start-shape="id2" draw:start-glue-point="4" draw:end-shape="id13" draw:end-glue-point="8" svg:d="M12165 39895v-1276h42v-1276" svg:viewBox="0 0 43 2553">
          <text:p/>
        </draw:connector>
        <draw:connector draw:style-name="gr25" draw:text-style-name="P13" draw:layer="layout" draw:line-skew="1.02cm" svg:x1="52.78cm" svg:y1="21.031cm" svg:x2="52.938cm" svg:y2="23.019cm" draw:start-shape="id8" draw:start-glue-point="1" draw:end-shape="id10" draw:end-glue-point="1" svg:d="M52780 21031h1678v1988h-1520" svg:viewBox="0 0 1679 1989">
          <text:p/>
        </draw:connector>
        <draw:g draw:style-name="gr3" xml:id="id14" draw:id="id14">
          <draw:custom-shape draw:style-name="gr4" draw:text-style-name="P4" draw:layer="layout" svg:width="4.39cm" svg:height="4.532cm" svg:x="1.653cm" svg:y="1.0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1.3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1.6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6" draw:text-style-name="P3" draw:layer="layout" svg:x1="4.148cm" svg:y1="6.216cm" svg:x2="4.151cm" svg:y2="16.681cm" draw:start-shape="id14" draw:start-glue-point="2" draw:end-shape="id15" draw:end-glue-point="0" svg:d="M4148 6216v5232h3v5233" svg:viewBox="0 0 4 10466">
          <text:p/>
        </draw:connector>
        <draw:custom-shape draw:style-name="gr27" draw:text-style-name="P14" xml:id="id9" draw:id="id9" draw:layer="layout" svg:width="2.4cm" svg:height="1.852cm" draw:transform="skewX (-0.0544542726622231) translate (54.996cm 29.318cm)">
          <text:p text:style-name="P14">Clk div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onnector draw:style-name="gr9" draw:text-style-name="P3" draw:layer="layout" draw:line-skew="0.445cm" svg:x1="56.297cm" svg:y1="31.17cm" svg:x2="42.187cm" svg:y2="35.816cm" draw:start-shape="id9" draw:start-glue-point="7" draw:end-shape="id11" draw:end-glue-point="10" svg:d="M56297 31170v2767h-14110v1879" svg:viewBox="0 0 14111 4647">
          <text:p/>
        </draw:connector>
        <draw:connector draw:style-name="gr28" draw:text-style-name="P3" draw:layer="layout" svg:x1="43.019cm" svg:y1="12.157cm" svg:x2="47.194cm" svg:y2="12.144cm" svg:d="M43019 12157h2088v-13h2087" svg:viewBox="0 0 4176 14">
          <text:p/>
        </draw:connector>
        <draw:frame draw:style-name="gr15" draw:text-style-name="P10" draw:layer="layout" svg:width="3.326cm" svg:height="0.962cm" svg:x="43.084cm" svg:y="12.15cm">
          <draw:text-box>
            <text:p>MDC</text:p>
          </draw:text-box>
        </draw:frame>
        <draw:connector draw:style-name="gr29" draw:text-style-name="P3" draw:layer="layout" svg:x1="43.02cm" svg:y1="12.95cm" svg:x2="47.195cm" svg:y2="12.937cm" svg:d="M43020 12950h2088v-13h2087" svg:viewBox="0 0 4176 14">
          <text:p/>
        </draw:connector>
        <draw:frame draw:style-name="gr15" draw:text-style-name="P10" draw:layer="layout" svg:width="3.326cm" svg:height="0.962cm" svg:x="43.083cm" svg:y="13.454cm">
          <draw:text-box>
            <text:p>CRS</text:p>
          </draw:text-box>
        </draw:frame>
        <draw:connector draw:style-name="gr30" draw:text-style-name="P3" draw:layer="layout" draw:line-skew="1.341cm" svg:x1="43.019cm" svg:y1="14.254cm" svg:x2="49.212cm" svg:y2="15.052cm" draw:end-shape="id16" draw:end-glue-point="4" svg:d="M43019 14254h4188v798h2005" svg:viewBox="0 0 6194 799">
          <text:p/>
        </draw:connector>
        <draw:frame draw:style-name="gr15" draw:text-style-name="P10" draw:layer="layout" svg:width="3.326cm" svg:height="0.962cm" svg:x="43.084cm" svg:y="14.247cm">
          <draw:text-box>
            <text:p>COL</text:p>
          </draw:text-box>
        </draw:frame>
        <draw:connector draw:style-name="gr30" draw:text-style-name="P3" draw:layer="layout" svg:x1="43.02cm" svg:y1="15.047cm" svg:x2="49.212cm" svg:y2="15.052cm" draw:end-shape="id16" draw:end-glue-point="4" svg:d="M43020 15047h2846v5h3346" svg:viewBox="0 0 6193 6">
          <text:p/>
        </draw:connector>
        <draw:custom-shape draw:style-name="gr27" draw:text-style-name="P14" xml:id="id16" draw:id="id16" draw:layer="layout" svg:width="2.4cm" svg:height="1.852cm" draw:transform="skewX (-0.0544542726622231) rotate (1.56119701590893) translate (49.201cm 16.252cm)">
          <text:p text:style-name="P14">0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31" draw:text-style-name="P10" draw:layer="layout" svg:width="3.644cm" svg:height="0.962cm" svg:x="43.06cm" svg:y="27.996cm">
          <draw:text-box>
            <text:p>phy_rstn_o</text:p>
          </draw:text-box>
        </draw:frame>
        <draw:connector draw:style-name="gr29" draw:text-style-name="P3" draw:layer="layout" svg:x1="42.996cm" svg:y1="28.904cm" svg:x2="47.171cm" svg:y2="28.891cm" svg:d="M42996 28904h2088v-13h2087" svg:viewBox="0 0 4176 14">
          <text:p/>
        </draw:connector>
        <draw:custom-shape draw:style-name="gr32" draw:text-style-name="P2" xml:id="id17" draw:id="id17" draw:layer="layout" svg:width="11.209cm" svg:height="4.939cm" svg:x="10.151cm" svg:y="1.104cm">
          <draw:glue-point draw:id="4" svg:x="-1.373cm" svg:y="5.001cm"/>
          <draw:glue-point draw:id="5" svg:x="5.001cm" svg:y="2.871cm"/>
          <text:p text:style-name="P1"><text:span text:style-name="T1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5.755cm" svg:y1="6.043cm" svg:x2="15.728cm" svg:y2="8.863cm" draw:start-shape="id17" draw:start-glue-point="2" draw:end-shape="id18" draw:end-glue-point="0" svg:d="M15755 6043v1409h-27v1411" svg:viewBox="0 0 28 2821">
          <text:p/>
        </draw:connector>
        <draw:frame draw:style-name="gr34" draw:text-style-name="P16" draw:layer="layout" svg:width="9.76cm" svg:height="2.139cm" svg:x="16.375cm" svg:y="6.54cm">
          <draw:text-box>
            <text:p text:style-name="P15"><text:span text:style-name="T3">IOb Native Bus</text:span></text:p>
          </draw:text-box>
        </draw:frame>
        <draw:frame draw:style-name="gr34" draw:text-style-name="P16" draw:layer="layout" svg:width="9.76cm" svg:height="3.083cm" svg:x="27.579cm" svg:y="7.739cm">
          <draw:text-box>
            <text:p text:style-name="P15"><text:span text:style-name="T3">CSR I/F</text:span></text:p>
            <text:p text:style-name="P15"><text:span text:style-name="T3">Iob,AXI,APB,</text:span></text:p>
            <text:p text:style-name="P15"><text:span text:style-name="T3">WB,AXIL</text:span></text:p>
          </draw:text-box>
        </draw:frame>
        <draw:connector draw:style-name="gr33" draw:text-style-name="P3" draw:layer="layout" draw:line-skew="1.785cm" svg:x1="26.892cm" svg:y1="11.333cm" svg:x2="32.943cm" svg:y2="12.894cm" draw:start-shape="id19" draw:start-glue-point="1" draw:end-shape="id6" draw:end-glue-point="21" svg:d="M26892 11333h4810v1561h1241" svg:viewBox="0 0 6052 1562">
          <text:p/>
        </draw:connector>
        <draw:frame draw:style-name="gr35" draw:text-style-name="P18" draw:layer="layout" svg:width="2.257cm" svg:height="0.962cm" svg:x="38.38cm" svg:y="9.765cm">
          <draw:text-box>
            <text:p text:style-name="P17"><text:span text:style-name="T5">inta_o</text:span></text:p>
          </draw:text-box>
        </draw:frame>
        <draw:connector draw:style-name="gr36" draw:text-style-name="P3" draw:layer="layout" svg:x1="37.992cm" svg:y1="11.025cm" svg:x2="21.36cm" svg:y2="3.573cm" draw:start-shape="id6" draw:start-glue-point="0" draw:end-shape="id17" draw:end-glue-point="1" svg:d="M37992 11025v-7452h-16632" svg:viewBox="0 0 16633 7453">
          <text:p/>
        </draw:connector>
        <draw:custom-shape draw:style-name="gr37" draw:text-style-name="P2" xml:id="id21" draw:id="id21" draw:layer="layout" svg:width="5.978cm" svg:height="16.573cm" svg:x="22.357cm" svg:y="15.658cm">
          <draw:glue-point draw:id="4" svg:x="-3.188cm" svg:y="5.001cm"/>
          <draw:glue-point draw:id="5" svg:x="5.001cm" svg:y="2.871cm"/>
          <text:p text:style-name="P1"><text:span text:style-name="T1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xml:id="id18" draw:id="id18" draw:layer="layout" svg:width="7.318cm" svg:height="4.939cm" svg:x="12.069cm" svg:y="8.863cm">
          <draw:glue-point draw:id="4" svg:x="-0.981cm" svg:y="5.001cm"/>
          <draw:glue-point draw:id="5" svg:x="5.001cm" svg:y="2.871cm"/>
          <draw:glue-point draw:id="6" svg:x="-5.001cm" svg:y="2.575cm"/>
          <draw:glue-point draw:id="7" svg:x="-5.001cm" svg:y="-2.587cm"/>
          <text:p text:style-name="P1"><text:span text:style-name="T1">IOb 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15" draw:id="id15" draw:layer="layout" svg:width="7.474cm" svg:height="4.939cm" svg:x="0.414cm" svg:y="16.681cm">
          <draw:glue-point draw:id="4" svg:x="-3.188cm" svg:y="5.001cm"/>
          <draw:glue-point draw:id="5" svg:x="5.001cm" svg:y="2.871cm"/>
          <draw:glue-point draw:id="6" svg:x="5.001cm" svg:y="-2.832cm"/>
          <text:p text:style-name="P1"><text:span text:style-name="T1">Axistream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3" draw:id="id3" draw:layer="layout" svg:width="7.474cm" svg:height="4.939cm" svg:x="0.414cm" svg:y="25.642cm">
          <draw:glue-point draw:id="4" svg:x="-3.188cm" svg:y="5.001cm"/>
          <draw:glue-point draw:id="5" svg:x="5.001cm" svg:y="2.871cm"/>
          <draw:glue-point draw:id="6" svg:x="4.487cm" svg:y="-2.664cm"/>
          <draw:glue-point draw:id="7" svg:x="5.001cm" svg:y="-2.567cm"/>
          <text:p text:style-name="P1"><text:span text:style-name="T1">Axistream_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xml:id="id20" draw:id="id20" draw:layer="layout" svg:width="5.69cm" svg:height="16.573cm" svg:x="12.158cm" svg:y="15.659cm">
          <draw:glue-point draw:id="4" svg:x="-3.188cm" svg:y="5.001cm"/>
          <draw:glue-point draw:id="5" svg:x="5.001cm" svg:y="2.871cm"/>
          <draw:glue-point draw:id="6" svg:x="-5.001cm" svg:y="-2.924cm"/>
          <draw:glue-point draw:id="7" svg:x="-5.001cm" svg:y="2.474cm"/>
          <text:p text:style-name="P1"><text:span text:style-name="T1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xml:id="id19" draw:id="id19" draw:layer="layout" svg:width="5.394cm" svg:height="4.939cm" svg:x="21.498cm" svg:y="8.864cm">
          <draw:glue-point draw:id="4" svg:x="-3.188cm" svg:y="5.001cm"/>
          <draw:glue-point draw:id="5" svg:x="5.001cm" svg:y="2.871cm"/>
          <text:p text:style-name="P1"><text:span text:style-name="T1">Universal</text:span></text:p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3" draw:layer="layout" svg:x1="7.888cm" svg:y1="19.15cm" svg:x2="12.158cm" svg:y2="19.1cm" draw:start-shape="id15" draw:start-glue-point="1" draw:end-shape="id20" draw:end-glue-point="6" svg:d="M7888 19150h2135v-50h2135" svg:viewBox="0 0 4271 51">
          <text:p/>
        </draw:connector>
        <draw:connector draw:style-name="gr26" draw:text-style-name="P3" draw:layer="layout" svg:x1="12.158cm" svg:y1="28.045cm" svg:x2="7.888cm" svg:y2="28.111cm" draw:start-shape="id20" draw:start-glue-point="7" draw:end-shape="id3" draw:end-glue-point="1" svg:d="M12158 28045h-2135v66h-2135" svg:viewBox="0 0 4271 67">
          <text:p/>
        </draw:connector>
        <draw:connector draw:style-name="gr42" draw:text-style-name="P3" draw:layer="layout" svg:x1="22.357cm" svg:y1="23.944cm" svg:x2="17.848cm" svg:y2="23.945cm" draw:start-shape="id21" draw:start-glue-point="3" draw:end-shape="id20" draw:end-glue-point="1" svg:d="M22357 23944h-2254v1h-2255" svg:viewBox="0 0 4510 2">
          <text:p/>
        </draw:connector>
        <draw:connector draw:style-name="gr42" draw:text-style-name="P3" draw:layer="layout" svg:x1="32.943cm" svg:y1="23.86cm" svg:x2="28.335cm" svg:y2="23.944cm" draw:start-shape="id6" draw:start-glue-point="19" draw:end-shape="id21" svg:d="M32943 23860h-2304v84h-2304" svg:viewBox="0 0 4609 85">
          <text:p/>
        </draw:connector>
        <draw:frame draw:style-name="gr43" draw:text-style-name="P16" draw:layer="layout" svg:width="2.244cm" svg:height="1.251cm" svg:x="19.26cm" svg:y="22.369cm">
          <draw:text-box>
            <text:p text:style-name="P15"><text:span text:style-name="T3">AXI</text:span></text:p>
          </draw:text-box>
        </draw:frame>
        <draw:connector draw:style-name="gr33" draw:text-style-name="P3" draw:layer="layout" svg:x1="15.011cm" svg:y1="13.801cm" svg:x2="15.003cm" svg:y2="15.659cm" draw:start-shape="id18" draw:start-glue-point="4" draw:end-shape="id20" draw:end-glue-point="0" svg:d="M15011 13801v929h-8v929" svg:viewBox="0 0 9 1859">
          <text:p/>
        </draw:connector>
        <draw:connector draw:style-name="gr33" draw:text-style-name="P3" draw:layer="layout" svg:x1="19.387cm" svg:y1="11.332cm" svg:x2="21.498cm" svg:y2="11.333cm" draw:start-shape="id18" draw:end-shape="id19" draw:end-glue-point="3" svg:d="M19387 11332h1056v1h1055" svg:viewBox="0 0 2112 2">
          <text:p/>
        </draw:connector>
        <draw:connector draw:style-name="gr33" draw:text-style-name="P3" draw:layer="layout" draw:line-skew="0.364cm" svg:x1="12.069cm" svg:y1="12.603cm" svg:x2="7.888cm" svg:y2="26.844cm" draw:start-shape="id18" draw:start-glue-point="6" draw:end-shape="id3" draw:end-glue-point="7" svg:d="M12069 12603h-1726v14241h-2455" svg:viewBox="0 0 4182 14242">
          <text:p/>
        </draw:connector>
        <draw:connector draw:style-name="gr33" draw:text-style-name="P3" draw:layer="layout" draw:line-skew="-0.405cm" svg:x1="12.069cm" svg:y1="10.055cm" svg:x2="7.888cm" svg:y2="17.752cm" draw:start-shape="id18" draw:start-glue-point="7" draw:end-shape="id15" draw:end-glue-point="6" svg:d="M12069 10055h-2495v7697h-1686" svg:viewBox="0 0 4182 7698">
          <text:p/>
        </draw:connector>
        <draw:frame draw:style-name="gr43" draw:text-style-name="P16" draw:layer="layout" svg:width="2.244cm" svg:height="1.251cm" svg:x="29.507cm" svg:y="22.37cm">
          <draw:text-box>
            <text:p text:style-name="P15"><text:span text:style-name="T3">AX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4" draw:display-name="Arrowheads 4" svg:viewBox="0 0 20 13" svg:d="M0 13l10-13 10 13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8T16:26:50.596678937</dc:date>
    <meta:editing-duration>PT20H38M10S</meta:editing-duration>
    <meta:editing-cycles>97</meta:editing-cycles>
    <meta:generator>LibreOffice/25.8.3.2$Linux_X86_64 LibreOffice_project/580$Build-2</meta:generator>
    <meta:document-statistic meta:object-count="79"/>
  </office:meta>
</office:document-meta>
</file>